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ad25" officeooo:paragraph-rsid="0000ad2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0ad25" officeooo:paragraph-rsid="0000ad2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0ad25" officeooo:paragraph-rsid="0000ad25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0ad25" officeooo:paragraph-rsid="0000ad25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111d7" officeooo:paragraph-rsid="000111d7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74e94" officeooo:paragraph-rsid="00074e94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2a6f9" officeooo:paragraph-rsid="0002a6f9" fo:background-color="#ffff00" style:font-style-asian="normal" style:font-weight-asian="normal" style:font-style-complex="normal" style:font-weight-complex="normal"/>
    </style:style>
    <style:style style:name="T1" style:family="text">
      <style:text-properties officeooo:rsid="00074e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y Recordatorios del proyecto del Laboratorio de Programacion 3</text:p>
      <text:p text:style-name="P1"/>
      <text:p text:style-name="P2"/>
      <text:list xml:id="list8147193539710916058" text:style-name="L1">
        <text:list-item>
          <text:p text:style-name="P4">Hacer los funciones en el main para la selección de consolas <text:span text:style-name="T1">para las clases hijas</text:span>.</text:p>
        </text:list-item>
        <text:list-item>
          <text:p text:style-name="P4">Hacer las funciones en el main para los videojuegos. //<text:span text:style-name="T1">Quizas</text:span></text:p>
        </text:list-item>
        <text:list-item>
          <text:p text:style-name="P4">Realizar las investigaciones sobre archivos binarios y de textos en c++.</text:p>
        </text:list-item>
        <text:list-item>
          <text:p text:style-name="P6">Hacer dos funciones en el main para el control de archivo de texto y binario.</text:p>
        </text:list-item>
        <text:list-item>
          <text:p text:style-name="P5">Continuar trabajando con el makefile.</text:p>
        </text:list-item>
        <text:list-item>
          <text:p text:style-name="P7">Continuar con las clases de videojuego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8:35:31.982446123</meta:creation-date>
    <dc:date>2017-03-01T20:15:47.952256791</dc:date>
    <meta:editing-duration>PT11M4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78" meta:character-count="444" meta:non-whitespace-character-count="379"/>
  </office:meta>
</office:document-meta>
</file>